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Georgia" svg:font-family="Georgia, 'Bitstream Charter', serif" style:font-family-generic="roman" style:font-pitch="variable"/>
    <style:font-face style:name="Helvetica Neue" svg:font-family="'Helvetica Neue', Arial, Helvetica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FMono-Regular" svg:font-family="SFMono-Regular, Menlo, Monaco, Con" style:font-family-generic="roman" style:font-pitch="variable"/>
    <style:font-face style:name="var ff-mono" svg:font-family="'var ff-mono'" style:font-family-generic="roman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1.2285in" style:rel-column-width="12026*"/>
    </style:style>
    <style:style style:name="Table1.B" style:family="table-column">
      <style:table-column-properties style:column-width="5.4646in" style:rel-column-width="53509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Preformatted_20_Text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Preformatted_20_Text">
      <style:paragraph-properties fo:text-align="start" style:justify-single-word="false" style:writing-mode="lr-tb"/>
      <style:text-properties officeooo:paragraph-rsid="000ebc42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0ebc42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rsid="000ebc42" officeooo:paragraph-rsid="000ebc42"/>
    </style:style>
    <style:style style:name="P8" style:family="paragraph" style:parent-style-name="Standard">
      <style:paragraph-properties fo:text-align="center" style:justify-single-word="false" style:writing-mode="lr-tb"/>
    </style:style>
    <style:style style:name="P9" style:family="paragraph" style:parent-style-name="Preformatted_20_Text">
      <style:paragraph-properties fo:text-align="start" style:justify-single-word="false" style:writing-mode="lr-tb"/>
      <style:text-properties officeooo:paragraph-rsid="000ebc42"/>
    </style:style>
    <style:style style:name="P10" style:family="paragraph" style:parent-style-name="Preformatted_20_Text">
      <style:paragraph-properties fo:text-align="start" style:justify-single-word="false" style:writing-mode="lr-tb"/>
      <style:text-properties fo:color="#212529" loext:opacity="100%" style:font-name="SFMono-Regular" fo:font-size="10.5pt" officeooo:paragraph-rsid="000ebc42" style:font-size-asian="10.5pt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rsid="0012d918" officeooo:paragraph-rsid="0012d918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212529" loext:opacity="100%" style:font-name="SFMono-Regular" fo:font-size="10.5pt" style:font-size-asian="10.5pt"/>
    </style:style>
    <style:style style:name="T3" style:family="text">
      <style:text-properties fo:font-variant="normal" fo:text-transform="none" style:font-name="var ff-mono" fo:letter-spacing="normal" fo:font-style="normal" fo:font-weight="normal" fo:background-color="transparent" loext:char-shading-value="0" style:font-style-asian="normal" style:font-weight-asian="normal"/>
    </style:style>
    <style:style style:name="T4" style:family="text">
      <style:text-properties style:text-line-through-style="none" style:text-line-through-type="none" style:text-underline-style="none" style:text-blinking="false" loext:padding="0.0138in" loext:border="0.51pt solid #000000" loext:shadow="none"/>
    </style:style>
    <style:style style:name="T5" style:family="text">
      <style:text-properties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1"><text:span text:style-name="T1">after install ubuntu</text:span><text:span text:style-name="T1"/></text:p>
      <text:p text:style-name="P8" loext:marker-style-name="T1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Update</text:p>
          </table:table-cell>
          <table:table-cell table:style-name="Table1.B1" office:value-type="string">
            <text:p text:style-name="P4">*sudo apt update &amp;&amp; apt upgeade</text:p>
          </table:table-cell>
        </table:table-row>
        <table:table-row>
          <table:table-cell table:style-name="Table1.A2" office:value-type="string">
            <text:p text:style-name="P7">Update Error</text:p>
          </table:table-cell>
          <table:table-cell table:style-name="Table1.B2" office:value-type="string">
            <text:p text:style-name="P4">*ERROR Could not resolve 'security.ubuntu.com'</text:p>
            <text:p text:style-name="P4"/>
            <text:p text:style-name="P4">echo "nameserver 8.8.8.8" | sudo tee /etc/resolv.conf &gt; /dev/null</text:p>
            <text:p text:style-name="P4">sudo apt-get update</text:p>
            <text:p text:style-name="P4"/>
          </table:table-cell>
        </table:table-row>
        <table:table-row>
          <table:table-cell table:style-name="Table1.A2" office:value-type="string">
            <text:p text:style-name="P7">Git</text:p>
          </table:table-cell>
          <table:table-cell table:style-name="Table1.B2" office:value-type="string">
            <text:p text:style-name="P4">* sudo apt-get install git</text:p>
          </table:table-cell>
        </table:table-row>
        <table:table-row>
          <table:table-cell table:style-name="Table1.A2" office:value-type="string">
            <text:p text:style-name="P7">SMPlayer</text:p>
          </table:table-cell>
          <table:table-cell table:style-name="Table1.B2" office:value-type="string">
            <text:p text:style-name="P4">sudo add-apt-repository ppa:rvm/smplayer </text:p>
            <text:p text:style-name="P4">sudo apt-get update </text:p>
            <text:p text:style-name="P4">sudo apt-get install smplayer</text:p>
          </table:table-cell>
        </table:table-row>
        <table:table-row>
          <table:table-cell table:style-name="Table1.A2" office:value-type="string">
            <text:p text:style-name="P4">anaconda</text:p>
          </table:table-cell>
          <table:table-cell table:style-name="Table1.B2" office:value-type="string">
            <text:p text:style-name="P4">anaconda</text:p>
            <text:p text:style-name="P3" loext:marker-style-name="T2"><text:span text:style-name="T2">sha256sum Anaconda3-2022.05-Linux-x86_64.sh</text:span></text:p>
            <text:p text:style-name="P3" loext:marker-style-name="T2"><text:span text:style-name="T2">bash Anaconda3-2022.05-Linux-x86_64.sh</text:span></text:p>
            <text:p text:style-name="P3" loext:marker-style-name="T2"><text:span text:style-name="T2">conda update conda</text:span></text:p>
            <text:p text:style-name="P10">conda update anacond</text:p>
            <text:p text:style-name="P3"><text:line-break/>anaconda-navigator <text:s/>for run anaconda</text:p>
          </table:table-cell>
        </table:table-row>
        <table:table-row>
          <table:table-cell table:style-name="Table1.A2" office:value-type="string">
            <text:p text:style-name="P4">tar.gz</text:p>
          </table:table-cell>
          <table:table-cell table:style-name="Table1.B2" office:value-type="string">
            <text:p text:style-name="P4"/>
            <text:p text:style-name="P4"><text:span text:style-name="Source_20_Text"><text:span text:style-name="T5">sudo apt install xz-utils</text:span></text:span></text:p>
            <text:p text:style-name="P3"/>
            <text:p text:style-name="P3"><text:span text:style-name="Source_20_Text"><text:span text:style-name="T3">tar xvf file.tar.gz</text:span></text:span></text:p>
          </table:table-cell>
        </table:table-row>
        <table:table-row>
          <table:table-cell table:style-name="Table1.A2" office:value-type="string">
            <text:p text:style-name="P12">Root FileManager</text:p>
          </table:table-cell>
          <table:table-cell table:style-name="Table1.B2" office:value-type="string">
            <text:p text:style-name="P5">sudo nautilus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2"/>
      <text:p text:style-name="P6"><text:a xlink:type="simple" xlink:href="https://itsfoss.com/content/images/wordpress/2022/07/install-python-is-python3-ubuntu.png" text:style-name="Internet_20_link" text:visited-style-name="Visited_20_Internet_20_Link"><text:span text:style-name="Internet_20_link"><text:span text:style-name="T4"><text:line-break/></text:span></text:span></text:a><text:line-break/></text:p>
      <text:p text:style-name="P1"/>
      <text:p text:style-name="P1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Georgia" svg:font-family="Georgia, 'Bitstream Charter', serif" style:font-family-generic="roman" style:font-pitch="variable"/>
    <style:font-face style:name="Helvetica Neue" svg:font-family="'Helvetica Neue', Arial, Helvetica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FMono-Regular" svg:font-family="SFMono-Regular, Menlo, Monaco, Con" style:font-family-generic="roman" style:font-pitch="variable"/>
    <style:font-face style:name="var ff-mono" svg:font-family="'var ff-mono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end" style:justify-single-word="false" fo:orphans="2" fo:widows="2" fo:hyphenation-ladder-count="no-limit" style:writing-mode="rl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size-complex="24pt" style:font-weight-complex="bold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class="html"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_20__28_WW_29_" style:display-name="Strong Emphasis (WW)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9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20:44:00</meta:creation-date>
    <dc:language>fa-IR</dc:language>
    <dc:date>2024-09-04T17:06:55.008518196</dc:date>
    <meta:editing-cycles>18</meta:editing-cycles>
    <meta:editing-duration>PT5H8M39S</meta:editing-duration>
    <meta:generator>LibreOffice/24.2.2.2$Linux_X86_64 LibreOffice_project/420$Build-2</meta:generator>
    <meta:document-statistic meta:table-count="1" meta:image-count="0" meta:object-count="0" meta:page-count="1" meta:paragraph-count="26" meta:word-count="74" meta:character-count="579" meta:non-whitespace-character-count="524"/>
    <meta:user-defined meta:name="AppVersion">15.0000</meta:user-defined>
    <meta:template xlink:type="simple" xlink:actuate="onRequest" xlink:title="Normal" xlink:href=""/>
  </office:meta>
</office:document-meta>
</file>